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B000002321999E333219CF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color="#fffff0" style:font-name="Roboto Condensed" fo:font-size="72pt" style:font-size-asian="72pt" style:font-size-complex="72pt"/>
    </style:style>
    <style:style style:name="P2" style:family="paragraph">
      <loext:graphic-properties draw:fill-color="#000000"/>
      <style:paragraph-properties fo:text-align="center" style:writing-mode="lr-tb"/>
      <style:text-properties fo:color="#fffff0" style:font-name="Roboto Condensed" fo:font-size="72pt" style:font-size-asian="72pt" style:font-size-complex="72pt"/>
    </style:style>
    <style:style style:name="T1" style:family="text">
      <style:text-properties fo:color="#fffff0" style:font-name="Roboto Condensed" fo:font-size="72pt" fo:font-weight="bold" style:font-size-asian="72pt" style:font-weight-asian="bold" style:font-size-complex="72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13.115cm" fo:min-width="17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y="-1cm" svg:width="7.786cm" svg:height="12.054cm" draw:z-index="0"><draw:image xlink:href="Pictures/100002010000016B000002321999E333219CF043.png" xlink:type="simple" xlink:show="embed" xlink:actuate="onLoad" loext:mime-type="image/png"/></draw:frame><draw:custom-shape text:anchor-type="paragraph" draw:z-index="1" draw:name="Forme1" draw:style-name="gr1" draw:text-style-name="P2" svg:width="18.522cm" svg:height="14.533cm" svg:x="-1.219cm" svg:y="11.949cm"><text:p text:style-name="P1"><text:span text:style-name="T1">WORKSHO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22-06-22T16:45:51.059000000</dc:date>
    <meta:editing-duration>PT11M53S</meta:editing-duration>
    <meta:editing-cycles>10</meta:editing-cycles>
    <meta:generator>LibreOffice/6.1.6.3$Windows_x86 LibreOffice_project/5896ab1714085361c45cf540f76f60673dd96a7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